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γ</mi>
        <mo stretchy="false">=</mo>
        <mrow>
          <mo fence="true" stretchy="true">(</mo>
          <mrow>
            <mfrac>
              <msub>
                <mi mathvariant="normal">Γ</mi>
                <mi>a</mi>
              </msub>
              <mi mathvariant="normal">Γ</mi>
            </mfrac>
          </mrow>
          <mo fence="true" stretchy="true">)</mo>
        </mrow>
      </mrow>
      <mrow>
        <mo fence="true" stretchy="true">(</mo>
        <mrow>
          <mfrac>
            <msub>
              <mi mathvariant="normal">Γ</mi>
              <mi>b</mi>
            </msub>
            <mi mathvariant="normal">Γ</mi>
          </mfrac>
        </mrow>
        <mo fence="true" stretchy="true">)</mo>
      </mrow>
      <mi mathvariant="normal">Γ</mi>
    </mrow>
    <annotation encoding="StarMath 5.0">%gamma = left ( { %GAMMA_a} over { %GAMMA }  right ) left ( { %GAMMA_b} over { %GAMMA }  right ) %GAM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8:11:44.528477971</meta:creation-date>
    <meta:generator>LibreOffice/4.2.7.2$Linux_X86_64 LibreOffice_project/420m0$Build-2</meta:generator>
  </office:meta>
</office:document-meta>
</file>